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style:writing-mode="lr-tb">
        <style:tab-stops>
          <style:tab-stop style:position="2.1791in"/>
        </style:tab-stops>
      </style:paragraph-properties>
      <style:text-properties style:font-name="sans-serif" fo:font-size="16pt" fo:font-weight="bold" officeooo:rsid="001d4ee6" officeooo:paragraph-rsid="001d4ee6" style:font-size-asian="16pt" style:font-weight-asian="bold" style:font-size-complex="16pt" style:font-weight-complex="bold"/>
    </style:style>
    <style:style style:name="P2" style:family="paragraph" style:parent-style-name="Text_20_body">
      <style:paragraph-properties style:writing-mode="lr-tb">
        <style:tab-stops>
          <style:tab-stop style:position="2.1791in"/>
        </style:tab-stops>
      </style:paragraph-properties>
      <style:text-properties fo:font-size="12pt" fo:font-weight="normal" officeooo:rsid="001d4ee6" officeooo:paragraph-rsid="001d4ee6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style:writing-mode="lr-tb">
        <style:tab-stops>
          <style:tab-stop style:position="2.1791in"/>
        </style:tab-stops>
      </style:paragraph-properties>
      <style:text-properties fo:font-size="12pt" fo:font-weight="normal" officeooo:rsid="001d4ee6" officeooo:paragraph-rsid="001f32b8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style:writing-mode="lr-tb">
        <style:tab-stops>
          <style:tab-stop style:position="2.1791in"/>
        </style:tab-stops>
      </style:paragraph-properties>
      <style:text-properties fo:font-size="12pt" fo:font-weight="normal" officeooo:rsid="001f32b8" officeooo:paragraph-rsid="001f32b8" style:font-size-asian="10.5pt" style:font-weight-asian="normal" style:font-size-complex="12pt" style:font-weight-complex="normal"/>
    </style:style>
    <style:style style:name="T1" style:family="text">
      <style:text-properties officeooo:rsid="001f32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benslauf</text:p>
      <text:p text:style-name="P2"/>
      <text:p text:style-name="P2">Name:<text:tab/><text:span text:style-name="T1">Finn Rosendahl</text:span></text:p>
      <text:p text:style-name="P2">Anschrift:<text:tab/><text:span text:style-name="T1">Haus-Endt-Strasse 34</text:span></text:p>
      <text:p text:style-name="P2"><text:tab/><text:span text:style-name="T1">40593 Düsseldorf</text:span></text:p>
      <text:p text:style-name="P2">Geburtsdatum:<text:tab/><text:span text:style-name="T1">17. März 2004</text:span></text:p>
      <text:p text:style-name="P2">Geburtsort:<text:tab/><text:span text:style-name="T1">Düsseldorf</text:span></text:p>
      <text:p text:style-name="P3">Schulausbildung:<text:tab/><text:span text:style-name="T1">seit 2021: Berufskolleg Hilden</text:span></text:p>
      <text:p text:style-name="P3"><text:span text:style-name="T1"><text:tab/>2017-2021: Freie Christliche Gesamtschule</text:span></text:p>
      <text:p text:style-name="P3"><text:span text:style-name="T1"><text:tab/>2013-2017: Gymnasium</text:span></text:p>
      <text:p text:style-name="P3"><text:span text:style-name="T1"><text:tab/>2009-2013: Grundschule</text:span></text:p>
      <text:p text:style-name="P4">erhaltener Schulabschluss:<text:tab/>Fachoberschulreife mit Qualifikation für die Oberstufe</text:p>
      <text:p text:style-name="P2">angestrebter Schulabschluss:<text:tab/><text:span text:style-name="T1">Fachhochschulreife</text:span></text:p>
      <text:p text:style-name="P2">Sprachkentnisse:<text:tab/>Deutsch <text:span text:style-name="T1">(Muttersprache)</text:span></text:p>
      <text:p text:style-name="P2"><text:tab/><text:span text:style-name="T1">Englisch (sehr gut)</text:span></text:p>
      <text:p text:style-name="P2"><text:tab/><text:span text:style-name="T1">Latein (sehr schlecht)</text:span></text:p>
      <text:p text:style-name="P2">Verschiedene Kentnisse</text:p>
      <text:p text:style-name="P2">und Fähigkeiten:<text:tab/></text:p>
      <text:p text:style-name="P2">Hobbys: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8:07:54.060594811</meta:creation-date>
    <dc:date>2022-08-26T08:45:26.612840044</dc:date>
    <meta:editing-duration>PT36M20S</meta:editing-duration>
    <meta:editing-cycles>2</meta:editing-cycles>
    <meta:generator>LibreOffice/7.4.0.3$MacOSX_X86_64 LibreOffice_project/f85e47c08ddd19c015c0114a68350214f7066f5a</meta:generator>
    <meta:document-statistic meta:table-count="0" meta:image-count="0" meta:object-count="0" meta:page-count="1" meta:paragraph-count="18" meta:word-count="53" meta:character-count="518" meta:non-whitespace-character-count="475"/>
  </office:meta>
</office:document-meta>
</file>